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2E000002FA41EC6F82A9DE0A26.png" manifest:media-type="image/png"/>
  <manifest:file-entry manifest:full-path="Pictures/10000000000005560000026CCE063B1D4DBB68BC.png" manifest:media-type="image/png"/>
  <manifest:file-entry manifest:full-path="Pictures/10000000000003D1000001F85DC435A7B0DE3F63.png" manifest:media-type="image/png"/>
  <manifest:file-entry manifest:full-path="Pictures/10000000000005560000029C0B99BFDAF1871F1F.png" manifest:media-type="image/png"/>
  <manifest:file-entry manifest:full-path="Pictures/1000000000000553000002B66DA4D29FC7F8A60E.png" manifest:media-type="image/png"/>
  <manifest:file-entry manifest:full-path="Pictures/1000000000000551000002D8CBC416341786A5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7cm" svg:height="9.768cm" draw:z-index="0"><draw:image xlink:href="Pictures/100000000000052E000002FA41EC6F82A9DE0A26.png" xlink:type="simple" xlink:show="embed" xlink:actuate="onLoad" draw:mime-type="image/png"/></draw:frame><draw:frame draw:style-name="fr2" draw:name="Imagen2" text:anchor-type="char" svg:x="-0.212cm" svg:y="0cm" svg:width="17cm" svg:height="8.768cm" draw:z-index="1"><draw:image xlink:href="Pictures/10000000000003D1000001F85DC435A7B0DE3F63.png" xlink:type="simple" xlink:show="embed" xlink:actuate="onLoad" draw:mime-type="image/png"/></draw:frame><draw:frame draw:style-name="fr1" draw:name="Imagen3" text:anchor-type="char" svg:width="17cm" svg:height="8.313cm" draw:z-index="2"><draw:image xlink:href="Pictures/10000000000005560000029C0B99BFDAF1871F1F.png" xlink:type="simple" xlink:show="embed" xlink:actuate="onLoad" draw:mime-type="image/png"/></draw:frame><draw:frame draw:style-name="fr1" draw:name="Imagen4" text:anchor-type="char" svg:width="17cm" svg:height="7.715cm" draw:z-index="3"><draw:image xlink:href="Pictures/10000000000005560000026CCE063B1D4DBB68BC.png" xlink:type="simple" xlink:show="embed" xlink:actuate="onLoad" draw:mime-type="image/png"/></draw:frame><draw:frame draw:style-name="fr1" draw:name="Imagen5" text:anchor-type="char" svg:width="17cm" svg:height="9.093cm" draw:z-index="4"><draw:image xlink:href="Pictures/1000000000000551000002D8CBC416341786A51A.png" xlink:type="simple" xlink:show="embed" xlink:actuate="onLoad" draw:mime-type="image/png"/></draw:frame><draw:frame draw:style-name="fr1" draw:name="Imagen6" text:anchor-type="char" svg:width="17cm" svg:height="8.655cm" draw:z-index="5"><draw:image xlink:href="Pictures/1000000000000553000002B66DA4D29FC7F8A6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04:40:08.132000000</meta:creation-date>
    <dc:date>2023-06-06T05:48:25.807000000</dc:date>
    <meta:editing-duration>PT1H8M19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